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, 'Liberation Mono', 'DejaVu Sans Mono', 'Courier New', monospace"/>
    <style:font-face style:name="system-ui" svg:font-family="system-ui, Ubuntu, 'Droid Sans', sans-serif"/>
    <style:font-face style:name="var vscode-repl-font-family" svg:font-family="'var vscode-repl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b6c" officeooo:paragraph-rsid="000feb6c"/>
    </style:style>
    <style:style style:name="P2" style:family="paragraph" style:parent-style-name="Standard">
      <style:text-properties officeooo:rsid="001353a3" officeooo:paragraph-rsid="001353a3"/>
    </style:style>
    <style:style style:name="P3" style:family="paragraph" style:parent-style-name="Standard">
      <style:paragraph-properties fo:margin-left="0in" fo:margin-right="0.0417in" fo:text-indent="0in" style:auto-text-indent="false"/>
      <style:text-properties fo:color="#3794ff" style:font-name="var vscode-repl-font-family"/>
    </style:style>
    <style:style style:name="P4" style:family="paragraph" style:parent-style-name="Standard">
      <style:paragraph-properties fo:margin-left="0in" fo:margin-right="0.0417in" fo:orphans="2" fo:widows="2" fo:text-indent="0in" style:auto-text-indent="false"/>
      <style:text-properties fo:font-variant="normal" fo:text-transform="none" fo:color="#3794ff" style:font-name="Ubuntu Mono" fo:font-size="10.5pt" fo:letter-spacing="normal" fo:font-style="normal" fo:font-weight="normal"/>
    </style:style>
    <style:style style:name="P5" style:family="paragraph" style:parent-style-name="Standard">
      <style:text-properties officeooo:rsid="0014bc73" officeooo:paragraph-rsid="0014bc73"/>
    </style:style>
    <style:style style:name="P6" style:family="paragraph" style:parent-style-name="Standard">
      <style:text-properties officeooo:paragraph-rsid="0014bc73"/>
    </style:style>
    <style:style style:name="P7" style:family="paragraph" style:parent-style-name="Standard">
      <style:paragraph-properties fo:break-before="page"/>
      <style:text-properties officeooo:paragraph-rsid="0014bc73"/>
    </style:style>
    <style:style style:name="P8" style:family="paragraph" style:parent-style-name="Text_20_body">
      <style:paragraph-properties fo:margin-left="0in" fo:margin-right="0.0417in" fo:margin-top="0in" fo:margin-bottom="0in" loext:contextual-spacing="false" fo:orphans="2" fo:widows="2" fo:text-indent="0in" style:auto-text-indent="false"/>
      <style:text-properties fo:font-variant="normal" fo:text-transform="none" fo:color="#3794ff" style:font-name="var vscode-repl-font-family" fo:font-size="9.75pt" fo:letter-spacing="normal" fo:font-style="normal" fo:font-weight="normal"/>
    </style:style>
    <style:style style:name="T1" style:family="text">
      <style:text-properties officeooo:rsid="0014bc73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665in" svg:y="0in" svg:width="0.0161in" draw:z-index="0">
        <draw:text-box fo:min-height="0.2083in">
          <text:p text:style-name="Text_20_body"/>
        </draw:text-box>
      </draw:frame>
      <draw:frame draw:style-name="fr1" draw:name="Frame2" text:anchor-type="page" text:anchor-page-number="1" svg:x="0.1665in" svg:y="0in" svg:width="0.0161in" draw:z-index="1">
        <draw:text-box fo:min-height="0.2083in">
          <text:p text:style-name="Text_20_body"/>
        </draw:text-box>
      </draw:frame>
      <draw:frame draw:style-name="fr1" draw:name="Frame3" text:anchor-type="page" text:anchor-page-number="1" svg:x="0.1665in" svg:y="0in" svg:width="0.0161in" draw:z-index="2">
        <draw:text-box fo:min-height="0.2083in">
          <text:p text:style-name="Text_20_body"/>
        </draw:text-box>
      </draw:frame>
      <draw:frame draw:style-name="fr1" draw:name="Frame4" text:anchor-type="page" text:anchor-page-number="1" svg:x="0.1665in" svg:y="0in" svg:width="0.0161in" draw:z-index="3">
        <draw:text-box fo:min-height="0.2083in">
          <text:p text:style-name="Text_20_body"/>
        </draw:text-box>
      </draw:frame>
      <draw:frame draw:style-name="fr1" draw:name="Frame5" text:anchor-type="page" text:anchor-page-number="1" svg:x="0.1665in" svg:y="0in" svg:width="0.0161in" draw:z-index="4">
        <draw:text-box fo:min-height="0.2083in">
          <text:p text:style-name="Text_20_body"/>
        </draw:text-box>
      </draw:frame>
      <draw:frame draw:style-name="fr1" draw:name="Frame6" text:anchor-type="page" text:anchor-page-number="1" svg:x="0.1665in" svg:y="0in" svg:width="0.0161in" draw:z-index="5">
        <draw:text-box fo:min-height="0.2083in">
          <text:p text:style-name="Text_20_body"/>
        </draw:text-box>
      </draw:frame>
      <draw:frame draw:style-name="fr1" draw:name="Frame7" text:anchor-type="page" text:anchor-page-number="1" svg:x="0.1665in" svg:y="0in" svg:width="0.0161in" draw:z-index="6">
        <draw:text-box fo:min-height="0.2083in">
          <text:p text:style-name="Text_20_body"/>
        </draw:text-box>
      </draw:frame>
      <draw:frame draw:style-name="fr1" draw:name="Frame8" text:anchor-type="page" text:anchor-page-number="1" svg:x="0.1665in" svg:y="0in" svg:width="0.0161in" draw:z-index="7">
        <draw:text-box fo:min-height="0.2083in">
          <text:p text:style-name="Text_20_body"/>
        </draw:text-box>
      </draw:frame>
      <draw:frame draw:style-name="fr1" draw:name="Frame9" text:anchor-type="page" text:anchor-page-number="1" svg:x="0.1665in" svg:y="0in" svg:width="0.0161in" draw:z-index="8">
        <draw:text-box fo:min-height="0.2083in">
          <text:p text:style-name="Text_20_body"/>
        </draw:text-box>
      </draw:frame>
      <draw:frame draw:style-name="fr1" draw:name="Frame10" text:anchor-type="page" text:anchor-page-number="1" svg:x="0.1665in" svg:y="0in" svg:width="0.0161in" draw:z-index="9">
        <draw:text-box fo:min-height="0.2083in">
          <text:p text:style-name="Text_20_body"/>
        </draw:text-box>
      </draw:frame>
      <draw:frame draw:style-name="fr1" draw:name="Frame11" text:anchor-type="page" text:anchor-page-number="1" svg:x="0.1665in" svg:y="0in" svg:width="0.0161in" draw:z-index="10">
        <draw:text-box fo:min-height="0.2083in">
          <text:p text:style-name="Text_20_body"/>
        </draw:text-box>
      </draw:frame>
      <draw:frame draw:style-name="fr1" draw:name="Frame12" text:anchor-type="page" text:anchor-page-number="1" svg:x="0.1665in" svg:y="0in" svg:width="0.0161in" draw:z-index="11">
        <draw:text-box fo:min-height="0.2083in">
          <text:p text:style-name="Text_20_body"/>
        </draw:text-box>
      </draw:frame>
      <draw:frame draw:style-name="fr1" draw:name="Frame13" text:anchor-type="page" text:anchor-page-number="1" svg:x="0.1665in" svg:y="0in" svg:width="0.0161in" draw:z-index="12">
        <draw:text-box fo:min-height="0.2083in">
          <text:p text:style-name="Text_20_body"/>
        </draw:text-box>
      </draw:frame>
      <draw:frame draw:style-name="fr1" draw:name="Frame14" text:anchor-type="page" text:anchor-page-number="1" svg:x="0.1665in" svg:y="0in" svg:width="0.0161in" draw:z-index="13">
        <draw:text-box fo:min-height="0.2083in">
          <text:p text:style-name="Text_20_body"/>
        </draw:text-box>
      </draw:frame>
      <draw:frame draw:style-name="fr1" draw:name="Frame15" text:anchor-type="page" text:anchor-page-number="1" svg:x="0.1665in" svg:y="0in" svg:width="0.0161in" draw:z-index="14">
        <draw:text-box fo:min-height="0.2083in">
          <text:p text:style-name="Text_20_body"/>
        </draw:text-box>
      </draw:frame>
      <draw:frame draw:style-name="fr1" draw:name="Frame16" text:anchor-type="page" text:anchor-page-number="1" svg:x="0.1665in" svg:y="0in" svg:width="0.0161in" draw:z-index="15">
        <draw:text-box fo:min-height="0.2083in">
          <text:p text:style-name="Text_20_body"/>
        </draw:text-box>
      </draw:frame>
      <draw:frame draw:style-name="fr1" draw:name="Frame17" text:anchor-type="page" text:anchor-page-number="1" svg:x="0.1665in" svg:y="0in" svg:width="0.0161in" draw:z-index="16">
        <draw:text-box fo:min-height="0.2083in">
          <text:p text:style-name="Text_20_body"/>
        </draw:text-box>
      </draw:frame>
      <draw:frame draw:style-name="fr1" draw:name="Frame18" text:anchor-type="page" text:anchor-page-number="1" svg:x="0.1665in" svg:y="0in" svg:width="0.0161in" draw:z-index="17">
        <draw:text-box fo:min-height="0.2083in">
          <text:p text:style-name="Text_20_body"/>
        </draw:text-box>
      </draw:frame>
      <draw:frame draw:style-name="fr1" draw:name="Frame19" text:anchor-type="page" text:anchor-page-number="1" svg:x="0.1665in" svg:y="0in" svg:width="0.0161in" draw:z-index="18">
        <draw:text-box fo:min-height="0.2083in">
          <text:p text:style-name="Text_20_body"/>
        </draw:text-box>
      </draw:frame>
      <draw:frame draw:style-name="fr1" draw:name="Frame20" text:anchor-type="page" text:anchor-page-number="1" svg:x="0.1665in" svg:y="0in" svg:width="0.0161in" draw:z-index="19">
        <draw:text-box fo:min-height="0.2083in">
          <text:p text:style-name="Text_20_body"/>
        </draw:text-box>
      </draw:frame>
      <draw:frame draw:style-name="fr1" draw:name="Frame21" text:anchor-type="page" text:anchor-page-number="1" svg:x="0.1665in" svg:y="0in" svg:width="0.0161in" draw:z-index="20">
        <draw:text-box fo:min-height="0.2083in">
          <text:p text:style-name="Text_20_body"/>
        </draw:text-box>
      </draw:frame>
      <draw:frame draw:style-name="fr1" draw:name="Frame22" text:anchor-type="page" text:anchor-page-number="1" svg:x="0.1665in" svg:y="0in" svg:width="0.0161in" draw:z-index="21">
        <draw:text-box fo:min-height="0.2083in">
          <text:p text:style-name="Text_20_body"/>
        </draw:text-box>
      </draw:frame>
      <draw:frame draw:style-name="fr1" draw:name="Frame23" text:anchor-type="page" text:anchor-page-number="1" svg:x="0.1665in" svg:y="0in" svg:width="0.0161in" draw:z-index="22">
        <draw:text-box fo:min-height="0.2083in">
          <text:p text:style-name="Text_20_body"/>
        </draw:text-box>
      </draw:frame>
      <draw:frame draw:style-name="fr1" draw:name="Frame24" text:anchor-type="page" text:anchor-page-number="1" svg:x="0.1665in" svg:y="0in" svg:width="0.0161in" draw:z-index="23">
        <draw:text-box fo:min-height="0.2083in">
          <text:p text:style-name="Text_20_body"/>
        </draw:text-box>
      </draw:frame>
      <draw:frame draw:style-name="fr1" draw:name="Frame25" text:anchor-type="page" text:anchor-page-number="1" svg:x="0.1665in" svg:y="0in" svg:width="0.0161in" draw:z-index="24">
        <draw:text-box fo:min-height="0.2083in">
          <text:p text:style-name="Text_20_body"/>
        </draw:text-box>
      </draw:frame>
      <draw:frame draw:style-name="fr1" draw:name="Frame26" text:anchor-type="page" text:anchor-page-number="1" svg:x="0.1665in" svg:y="0in" svg:width="0.0161in" draw:z-index="25">
        <draw:text-box fo:min-height="0.2083in">
          <text:p text:style-name="Text_20_body"/>
        </draw:text-box>
      </draw:frame>
      <draw:frame draw:style-name="fr1" draw:name="Frame27" text:anchor-type="page" text:anchor-page-number="1" svg:x="0.1665in" svg:y="0in" svg:width="0.0161in" draw:z-index="26">
        <draw:text-box fo:min-height="0.2083in">
          <text:p text:style-name="Text_20_body"/>
        </draw:text-box>
      </draw:frame>
      <draw:frame draw:style-name="fr1" draw:name="Frame28" text:anchor-type="page" text:anchor-page-number="1" svg:x="0.1665in" svg:y="0in" svg:width="0.0161in" draw:z-index="27">
        <draw:text-box fo:min-height="0.2083in">
          <text:p text:style-name="Text_20_body"/>
        </draw:text-box>
      </draw:frame>
      <draw:frame draw:style-name="fr1" draw:name="Frame29" text:anchor-type="page" text:anchor-page-number="1" svg:x="0.1665in" svg:y="0in" svg:width="0.0161in" draw:z-index="28">
        <draw:text-box fo:min-height="0.2083in">
          <text:p text:style-name="Text_20_body"/>
        </draw:text-box>
      </draw:frame>
      <draw:frame draw:style-name="fr1" draw:name="Frame30" text:anchor-type="page" text:anchor-page-number="1" svg:x="0.1665in" svg:y="0in" svg:width="0.0161in" draw:z-index="29">
        <draw:text-box fo:min-height="0.2083in">
          <text:p text:style-name="Text_20_body"/>
        </draw:text-box>
      </draw:frame>
      <draw:frame draw:style-name="fr1" draw:name="Frame31" text:anchor-type="page" text:anchor-page-number="1" svg:x="0.1665in" svg:y="0in" svg:width="0.0161in" draw:z-index="30">
        <draw:text-box fo:min-height="0.2083in">
          <text:p text:style-name="Text_20_body"/>
        </draw:text-box>
      </draw:frame>
      <draw:frame draw:style-name="fr1" draw:name="Frame32" text:anchor-type="page" text:anchor-page-number="1" svg:x="0.1665in" svg:y="0in" svg:width="0.0161in" draw:z-index="31">
        <draw:text-box fo:min-height="0.2083in">
          <text:p text:style-name="Text_20_body"/>
        </draw:text-box>
      </draw:frame>
      <draw:frame draw:style-name="fr1" draw:name="Frame33" text:anchor-type="page" text:anchor-page-number="1" svg:x="0.1665in" svg:y="0in" svg:width="0.0161in" draw:z-index="32">
        <draw:text-box fo:min-height="0.2083in">
          <text:p text:style-name="Text_20_body"/>
        </draw:text-box>
      </draw:frame>
      <draw:frame draw:style-name="fr1" draw:name="Frame34" text:anchor-type="page" text:anchor-page-number="1" svg:x="0.1665in" svg:y="0in" svg:width="0.0161in" draw:z-index="33">
        <draw:text-box fo:min-height="0.2083in">
          <text:p text:style-name="Text_20_body"/>
        </draw:text-box>
      </draw:frame>
      <draw:frame draw:style-name="fr1" draw:name="Frame35" text:anchor-type="page" text:anchor-page-number="1" svg:x="0.1665in" svg:y="0in" svg:width="0.0161in" draw:z-index="34">
        <draw:text-box fo:min-height="0.2083in">
          <text:p text:style-name="Text_20_body"/>
        </draw:text-box>
      </draw:frame>
      <draw:frame draw:style-name="fr1" draw:name="Frame36" text:anchor-type="page" text:anchor-page-number="1" svg:x="0.1665in" svg:y="0in" svg:width="0.0161in" draw:z-index="35">
        <draw:text-box fo:min-height="0.2083in">
          <text:p text:style-name="Text_20_body"/>
        </draw:text-box>
      </draw:frame>
      <draw:frame draw:style-name="fr1" draw:name="Frame37" text:anchor-type="page" text:anchor-page-number="1" svg:x="0.1665in" svg:y="0in" svg:width="0.0161in" draw:z-index="36">
        <draw:text-box fo:min-height="0.2083in">
          <text:p text:style-name="Text_20_body"/>
        </draw:text-box>
      </draw:frame>
      <draw:frame draw:style-name="fr1" draw:name="Frame38" text:anchor-type="page" text:anchor-page-number="1" svg:x="0.1665in" svg:y="0in" svg:width="0.0161in" draw:z-index="37">
        <draw:text-box fo:min-height="0.2083in">
          <text:p text:style-name="Text_20_body"/>
        </draw:text-box>
      </draw:frame>
      <draw:frame draw:style-name="fr1" draw:name="Frame39" text:anchor-type="page" text:anchor-page-number="1" svg:x="0.1665in" svg:y="0in" svg:width="0.0161in" draw:z-index="38">
        <draw:text-box fo:min-height="0.2083in">
          <text:p text:style-name="Text_20_body"/>
        </draw:text-box>
      </draw:frame>
      <draw:frame draw:style-name="fr1" draw:name="Frame40" text:anchor-type="page" text:anchor-page-number="1" svg:x="0.1665in" svg:y="0in" svg:width="0.0161in" draw:z-index="39">
        <draw:text-box fo:min-height="0.2083in">
          <text:p text:style-name="Text_20_body"/>
        </draw:text-box>
      </draw:frame>
      <draw:frame draw:style-name="fr1" draw:name="Frame41" text:anchor-type="page" text:anchor-page-number="1" svg:x="0.1665in" svg:y="0in" svg:width="0.0161in" draw:z-index="40">
        <draw:text-box fo:min-height="0.2083in">
          <text:p text:style-name="Text_20_body"/>
        </draw:text-box>
      </draw:frame>
      <draw:frame draw:style-name="fr1" draw:name="Frame42" text:anchor-type="page" text:anchor-page-number="1" svg:x="0.1665in" svg:y="0in" svg:width="0.0161in" draw:z-index="41">
        <draw:text-box fo:min-height="0.2083in">
          <text:p text:style-name="Text_20_body"/>
        </draw:text-box>
      </draw:frame>
      <draw:frame draw:style-name="fr1" draw:name="Frame43" text:anchor-type="page" text:anchor-page-number="1" svg:x="0.1665in" svg:y="0in" svg:width="0.0161in" draw:z-index="42">
        <draw:text-box fo:min-height="0.2083in">
          <text:p text:style-name="Text_20_body"/>
        </draw:text-box>
      </draw:frame>
      <draw:frame draw:style-name="fr1" draw:name="Frame44" text:anchor-type="page" text:anchor-page-number="1" svg:x="0.1665in" svg:y="0in" svg:width="0.0161in" draw:z-index="43">
        <draw:text-box fo:min-height="0.2083in">
          <text:p text:style-name="Text_20_body"/>
        </draw:text-box>
      </draw:frame>
      <draw:frame draw:style-name="fr1" draw:name="Frame45" text:anchor-type="page" text:anchor-page-number="1" svg:x="0.1665in" svg:y="0in" svg:width="0.0161in" draw:z-index="44">
        <draw:text-box fo:min-height="0.2083in">
          <text:p text:style-name="Text_20_body"/>
        </draw:text-box>
      </draw:frame>
      <draw:frame draw:style-name="fr1" draw:name="Frame46" text:anchor-type="page" text:anchor-page-number="1" svg:x="0.1665in" svg:y="0in" svg:width="0.0161in" draw:z-index="45">
        <draw:text-box fo:min-height="0.2083in">
          <text:p text:style-name="Text_20_body"/>
        </draw:text-box>
      </draw:frame>
      <draw:frame draw:style-name="fr1" draw:name="Frame47" text:anchor-type="page" text:anchor-page-number="1" svg:x="0.1665in" svg:y="0in" svg:width="0.0161in" draw:z-index="46">
        <draw:text-box fo:min-height="0.2083in">
          <text:p text:style-name="Text_20_body"/>
        </draw:text-box>
      </draw:frame>
      <draw:frame draw:style-name="fr1" draw:name="Frame48" text:anchor-type="page" text:anchor-page-number="1" svg:x="0.1665in" svg:y="0in" svg:width="0.0161in" draw:z-index="47">
        <draw:text-box fo:min-height="0.2083in">
          <text:p text:style-name="Text_20_body"/>
        </draw:text-box>
      </draw:frame>
      <draw:frame draw:style-name="fr1" draw:name="Frame49" text:anchor-type="page" text:anchor-page-number="1" svg:x="0.1665in" svg:y="0in" svg:width="0.0161in" draw:z-index="48">
        <draw:text-box fo:min-height="0.2083in">
          <text:p text:style-name="Text_20_body"/>
        </draw:text-box>
      </draw:frame>
      <draw:frame draw:style-name="fr1" draw:name="Frame50" text:anchor-type="page" text:anchor-page-number="1" svg:x="0.1665in" svg:y="0in" svg:width="0.0161in" draw:z-index="49">
        <draw:text-box fo:min-height="0.2083in">
          <text:p text:style-name="Text_20_body"/>
        </draw:text-box>
      </draw:frame>
      <draw:frame draw:style-name="fr1" draw:name="Frame51" text:anchor-type="page" text:anchor-page-number="1" svg:x="0.1665in" svg:y="0in" svg:width="0.0161in" draw:z-index="50">
        <draw:text-box fo:min-height="0.2083in">
          <text:p text:style-name="Text_20_body"/>
        </draw:text-box>
      </draw:frame>
      <draw:frame draw:style-name="fr1" draw:name="Frame52" text:anchor-type="page" text:anchor-page-number="1" svg:x="0.1665in" svg:y="0in" svg:width="0.0161in" draw:z-index="51">
        <draw:text-box fo:min-height="0.2083in">
          <text:p text:style-name="Text_20_body"/>
        </draw:text-box>
      </draw:frame>
      <draw:frame draw:style-name="fr1" draw:name="Frame53" text:anchor-type="page" text:anchor-page-number="1" svg:x="0.1665in" svg:y="0in" svg:width="0.0161in" draw:z-index="52">
        <draw:text-box fo:min-height="0.2083in">
          <text:p text:style-name="Text_20_body"/>
        </draw:text-box>
      </draw:frame>
      <draw:frame draw:style-name="fr1" draw:name="Frame54" text:anchor-type="page" text:anchor-page-number="1" svg:x="0.1665in" svg:y="0in" svg:width="0.0161in" draw:z-index="53">
        <draw:text-box fo:min-height="0.2083in">
          <text:p text:style-name="Text_20_body"/>
        </draw:text-box>
      </draw:frame>
      <draw:frame draw:style-name="fr1" draw:name="Frame55" text:anchor-type="page" text:anchor-page-number="1" svg:x="0.1665in" svg:y="0in" svg:width="0.0161in" draw:z-index="54">
        <draw:text-box fo:min-height="0.2083in">
          <text:p text:style-name="Text_20_body"/>
        </draw:text-box>
      </draw:frame>
      <draw:frame draw:style-name="fr1" draw:name="Frame56" text:anchor-type="page" text:anchor-page-number="1" svg:x="0.1665in" svg:y="0in" svg:width="0.0161in" draw:z-index="55">
        <draw:text-box fo:min-height="0.2083in">
          <text:p text:style-name="Text_20_body"/>
        </draw:text-box>
      </draw:frame>
      <draw:frame draw:style-name="fr1" draw:name="Frame57" text:anchor-type="page" text:anchor-page-number="1" svg:x="0.1665in" svg:y="0in" svg:width="0.0161in" draw:z-index="56">
        <draw:text-box fo:min-height="0.2083in">
          <text:p text:style-name="Text_20_body"/>
        </draw:text-box>
      </draw:frame>
      <draw:frame draw:style-name="fr1" draw:name="Frame58" text:anchor-type="page" text:anchor-page-number="1" svg:x="0.1665in" svg:y="0in" svg:width="0.0161in" draw:z-index="57">
        <draw:text-box fo:min-height="0.2083in">
          <text:p text:style-name="Text_20_body"/>
        </draw:text-box>
      </draw:frame>
      <draw:frame draw:style-name="fr1" draw:name="Frame59" text:anchor-type="page" text:anchor-page-number="1" svg:x="0.1665in" svg:y="0in" svg:width="0.0161in" draw:z-index="58">
        <draw:text-box fo:min-height="0.2083in">
          <text:p text:style-name="Text_20_body"/>
        </draw:text-box>
      </draw:frame>
      <draw:frame draw:style-name="fr1" draw:name="Frame60" text:anchor-type="page" text:anchor-page-number="1" svg:x="0.1665in" svg:y="0in" svg:width="0.0161in" draw:z-index="59">
        <draw:text-box fo:min-height="0.2083in">
          <text:p text:style-name="Text_20_body"/>
        </draw:text-box>
      </draw:frame>
      <draw:frame draw:style-name="fr1" draw:name="Frame61" text:anchor-type="page" text:anchor-page-number="1" svg:x="0.1665in" svg:y="0in" svg:width="0.0161in" draw:z-index="60">
        <draw:text-box fo:min-height="0.2083in">
          <text:p text:style-name="Text_20_body"/>
        </draw:text-box>
      </draw:frame>
      <draw:frame draw:style-name="fr1" draw:name="Frame62" text:anchor-type="page" text:anchor-page-number="1" svg:x="0.1665in" svg:y="0in" svg:width="0.0161in" draw:z-index="61">
        <draw:text-box fo:min-height="0.2083in">
          <text:p text:style-name="Text_20_body"/>
        </draw:text-box>
      </draw:frame>
      <draw:frame draw:style-name="fr1" draw:name="Frame63" text:anchor-type="page" text:anchor-page-number="1" svg:x="0.1665in" svg:y="0in" svg:width="0.0161in" draw:z-index="62">
        <draw:text-box fo:min-height="0.2083in">
          <text:p text:style-name="Text_20_body"/>
        </draw:text-box>
      </draw:frame>
      <draw:frame draw:style-name="fr1" draw:name="Frame64" text:anchor-type="page" text:anchor-page-number="1" svg:x="0.1665in" svg:y="0in" svg:width="0.0161in" draw:z-index="63">
        <draw:text-box fo:min-height="0.2083in">
          <text:p text:style-name="Text_20_body"/>
        </draw:text-box>
      </draw:frame>
      <draw:frame draw:style-name="fr1" draw:name="Frame65" text:anchor-type="page" text:anchor-page-number="1" svg:x="0.1665in" svg:y="0in" svg:width="0.0161in" draw:z-index="64">
        <draw:text-box fo:min-height="0.2083in">
          <text:p text:style-name="Text_20_body"/>
        </draw:text-box>
      </draw:frame>
      <draw:frame draw:style-name="fr1" draw:name="Frame66" text:anchor-type="page" text:anchor-page-number="1" svg:x="0.1665in" svg:y="0in" svg:width="0.0161in" draw:z-index="65">
        <draw:text-box fo:min-height="0.2083in">
          <text:p text:style-name="Text_20_body"/>
        </draw:text-box>
      </draw:frame>
      <text:p text:style-name="P5">Testing April 3</text:p>
      <text:section text:style-name="Sect1" text:name="list_id_3_23">
        <text:p text:style-name="P3">Testing getDstStart() and getDstEnd: </text:p>
      </text:section>
      <text:section text:style-name="Sect1" text:name="list_id_3_24">
        <text:p text:style-name="P3">jan1 = Sat Jan 01 2022 00:00:00 GMT-0500 (Eastern Standard Time) </text:p>
      </text:section>
      <text:section text:style-name="Sect1" text:name="list_id_3_25">
        <text:p text:style-name="P3">mar1 = Tue Mar 01 2022 00:00:00 GMT-0500 (Eastern Standard Time) </text:p>
      </text:section>
      <text:section text:style-name="Sect1" text:name="list_id_3_26">
        <text:p text:style-name="P3">jan1 = Sat Jan 01 2022 00:00:00 GMT-0500 (Eastern Standard Time) </text:p>
      </text:section>
      <text:section text:style-name="Sect1" text:name="list_id_3_27">
        <text:p text:style-name="P3">nov1 = Tue Nov 01 2022 00:00:00 GMT-0400 (Eastern Daylight Time) </text:p>
      </text:section>
      <text:section text:style-name="Sect1" text:name="list_id_3_28">
        <text:p text:style-name="P3">Sun Mar 13 2022 03:00:00 GMT-0400 (Eastern Daylight Time) -&gt; Sun Nov 06 2022 01:00:00 GMT-0500 (Eastern Standard Time) </text:p>
      </text:section>
      <text:section text:style-name="Sect1" text:name="list_id_3_29">
        <text:p text:style-name="P3">jan1 = Sun Jan 01 2023 00:00:00 GMT-0500 (Eastern Standard Time) </text:p>
      </text:section>
      <text:section text:style-name="Sect1" text:name="list_id_3_30">
        <text:p text:style-name="P3">mar1 = Wed Mar 01 2023 00:00:00 GMT-0500 (Eastern Standard Time) </text:p>
      </text:section>
      <text:section text:style-name="Sect1" text:name="list_id_3_31">
        <text:p text:style-name="P3">jan1 = Sun Jan 01 2023 00:00:00 GMT-0500 (Eastern Standard Time) </text:p>
      </text:section>
      <text:section text:style-name="Sect1" text:name="list_id_3_32">
        <text:p text:style-name="P3">nov1 = Wed Nov 01 2023 00:00:00 GMT-0400 (Eastern Daylight Time) </text:p>
      </text:section>
      <text:section text:style-name="Sect1" text:name="list_id_3_33">
        <text:p text:style-name="P3">Sun Mar 12 2023 03:00:00 GMT-0400 (Eastern Daylight Time) -&gt; Sun Nov 05 2023 01:00:00 GMT-0500 (Eastern Standard Time) </text:p>
      </text:section>
      <text:section text:style-name="Sect1" text:name="list_id_3_34">
        <text:p text:style-name="P3">jan1 = Mon Jan 01 2024 00:00:00 GMT-0500 (Eastern Standard Time) </text:p>
      </text:section>
      <text:section text:style-name="Sect1" text:name="list_id_3_35">
        <text:p text:style-name="P3">mar1 = Fri Mar 01 2024 00:00:00 GMT-0500 (Eastern Standard Time) </text:p>
      </text:section>
      <text:section text:style-name="Sect1" text:name="list_id_3_36">
        <text:p text:style-name="P3">jan1 = Mon Jan 01 2024 00:00:00 GMT-0500 (Eastern Standard Time) </text:p>
      </text:section>
      <text:section text:style-name="Sect1" text:name="list_id_3_37">
        <text:p text:style-name="P3">nov1 = Fri Nov 01 2024 00:00:00 GMT-0400 (Eastern Daylight Time) </text:p>
      </text:section>
      <text:section text:style-name="Sect1" text:name="list_id_3_38">
        <text:p text:style-name="P3">Sun Mar 10 2024 03:00:00 GMT-0400 (Eastern Daylight Time) -&gt; Sun Nov 03 2024 01:00:00 GMT-0500 (Eastern Standard Time) </text:p>
      </text:section>
      <text:section text:style-name="Sect1" text:name="list_id_3_39">
        <text:p text:style-name="P3">jan1 = Wed Jan 01 2025 00:00:00 GMT-0500 (Eastern Standard Time) </text:p>
      </text:section>
      <text:section text:style-name="Sect1" text:name="list_id_3_40">
        <text:p text:style-name="P3">mar1 = Sat Mar 01 2025 00:00:00 GMT-0500 (Eastern Standard Time) </text:p>
      </text:section>
      <text:section text:style-name="Sect1" text:name="list_id_3_41">
        <text:p text:style-name="P3">jan1 = Wed Jan 01 2025 00:00:00 GMT-0500 (Eastern Standard Time) </text:p>
      </text:section>
      <text:section text:style-name="Sect1" text:name="list_id_3_42">
        <text:p text:style-name="P3">nov1 = Sat Nov 01 2025 00:00:00 GMT-0400 (Eastern Daylight Time) </text:p>
      </text:section>
      <text:section text:style-name="Sect1" text:name="list_id_3_43">
        <text:p text:style-name="P3">Sun Mar 09 2025 03:00:00 GMT-0400 (Eastern Daylight Time) -&gt; Sun Nov 02 2025 01:00:00 GMT-0500 (Eastern Standard Time) </text:p>
      </text:section>
      <text:section text:style-name="Sect1" text:name="list_id_3_44">
        <text:p text:style-name="P3">jan1 = Thu Jan 01 2026 00:00:00 GMT-0500 (Eastern Standard Time) </text:p>
      </text:section>
      <text:section text:style-name="Sect1" text:name="list_id_3_45">
        <text:p text:style-name="P3">mar1 = Sun Mar 01 2026 00:00:00 GMT-0500 (Eastern Standard Time) </text:p>
      </text:section>
      <text:section text:style-name="Sect1" text:name="list_id_3_46">
        <text:p text:style-name="P3">jan1 = Thu Jan 01 2026 00:00:00 GMT-0500 (Eastern Standard Time) </text:p>
      </text:section>
      <text:section text:style-name="Sect1" text:name="list_id_3_47">
        <text:p text:style-name="P3">nov1 = Sun Nov 01 2026 00:00:00 GMT-0400 (Eastern Daylight Time) </text:p>
      </text:section>
      <text:section text:style-name="Sect1" text:name="list_id_3_48">
        <text:p text:style-name="P3">Sun Mar 08 2026 03:00:00 GMT-0400 (Eastern Daylight Time) -&gt; Sun Nov 01 2026 01:00:00 GMT-0500 (Eastern Standard Time) </text:p>
      </text:section>
      <text:section text:style-name="Sect1" text:name="list_id_3_49">
        <text:p text:style-name="P3">jan1 = Fri Jan 01 2027 00:00:00 GMT-0500 (Eastern Standard Time) </text:p>
      </text:section>
      <text:section text:style-name="Sect1" text:name="list_id_3_50">
        <text:p text:style-name="P3">mar1 = Mon Mar 01 2027 00:00:00 GMT-0500 (Eastern Standard Time) </text:p>
      </text:section>
      <text:section text:style-name="Sect1" text:name="list_id_3_51">
        <text:p text:style-name="P3">jan1 = Fri Jan 01 2027 00:00:00 GMT-0500 (Eastern Standard Time) </text:p>
      </text:section>
      <text:section text:style-name="Sect1" text:name="list_id_3_52">
        <text:p text:style-name="P3"><text:soft-page-break/>nov1 = Mon Nov 01 2027 00:00:00 GMT-0400 (Eastern Daylight Time) </text:p>
      </text:section>
      <text:section text:style-name="Sect1" text:name="list_id_3_53">
        <text:p text:style-name="P3">Sun Mar 14 2027 03:00:00 GMT-0400 (Eastern Daylight Time) -&gt; Sun Nov 07 2027 01:00:00 GMT-0500 (Eastern Standard Time) </text:p>
      </text:section>
      <text:section text:style-name="Sect1" text:name="list_id_3_54">
        <text:p text:style-name="P3">jan1 = Sat Jan 01 2028 00:00:00 GMT-0500 (Eastern Standard Time) </text:p>
      </text:section>
      <text:section text:style-name="Sect1" text:name="list_id_3_55">
        <text:p text:style-name="P3">mar1 = Wed Mar 01 2028 00:00:00 GMT-0500 (Eastern Standard Time) </text:p>
      </text:section>
      <text:section text:style-name="Sect1" text:name="list_id_3_56">
        <text:p text:style-name="P3">jan1 = Sat Jan 01 2028 00:00:00 GMT-0500 (Eastern Standard Time) </text:p>
      </text:section>
      <text:section text:style-name="Sect1" text:name="list_id_3_57">
        <text:p text:style-name="P3">nov1 = Wed Nov 01 2028 00:00:00 GMT-0400 (Eastern Daylight Time) </text:p>
      </text:section>
      <text:section text:style-name="Sect1" text:name="list_id_3_58">
        <text:p text:style-name="P3">Sun Mar 12 2028 03:00:00 GMT-0400 (Eastern Daylight Time) -&gt; Sun Nov 05 2028 01:00:00 GMT-0500 (Eastern Standard Time) </text:p>
      </text:section>
      <text:section text:style-name="Sect1" text:name="list_id_3_59">
        <text:p text:style-name="P3">jan1 = Mon Jan 01 2029 00:00:00 GMT-0500 (Eastern Standard Time) </text:p>
      </text:section>
      <text:section text:style-name="Sect1" text:name="list_id_3_60">
        <text:p text:style-name="P3">mar1 = Thu Mar 01 2029 00:00:00 GMT-0500 (Eastern Standard Time) </text:p>
      </text:section>
      <text:section text:style-name="Sect1" text:name="list_id_3_61">
        <text:p text:style-name="P3">jan1 = Mon Jan 01 2029 00:00:00 GMT-0500 (Eastern Standard Time) </text:p>
      </text:section>
      <text:section text:style-name="Sect1" text:name="list_id_3_62">
        <text:p text:style-name="P3">nov1 = Thu Nov 01 2029 00:00:00 GMT-0400 (Eastern Daylight Time) </text:p>
      </text:section>
      <text:section text:style-name="Sect1" text:name="list_id_3_63">
        <text:p text:style-name="P4">Sun Mar 11 2029 03:00:00 GMT-0400 (Eastern Daylight Time) -&gt; Sun Nov 04 2029 01:00:00 GMT-0500 (Eastern Standard Time) </text:p>
      </text:section>
      <text:p text:style-name="P1"/>
      <text:p text:style-name="P2">3/04pm</text:p>
      <text:p text:style-name="P2"/>
      <text:section text:style-name="Sect1" text:name="list_id_3_17">
        <text:p text:style-name="P3">Testing getDstStart() and getDstEnd: </text:p>
      </text:section>
      <text:section text:style-name="Sect1" text:name="list_id_3_18">
        <text:p text:style-name="P3">Sun Mar 13 2022 03:00:00 GMT-0400 (Eastern Daylight Time) -&gt; Sun Nov 06 2022 01:00:00 GMT-0500 (Eastern Standard Time) </text:p>
      </text:section>
      <text:section text:style-name="Sect1" text:name="list_id_3_19">
        <text:p text:style-name="P3">Sun Mar 12 2023 03:00:00 GMT-0400 (Eastern Daylight Time) -&gt; Sun Nov 05 2023 01:00:00 GMT-0500 (Eastern Standard Time) </text:p>
      </text:section>
      <text:section text:style-name="Sect1" text:name="list_id_3_20">
        <text:p text:style-name="P3">Sun Mar 10 2024 03:00:00 GMT-0400 (Eastern Daylight Time) -&gt; Sun Nov 03 2024 01:00:00 GMT-0500 (Eastern Standard Time) </text:p>
      </text:section>
      <text:section text:style-name="Sect1" text:name="list_id_3_21">
        <text:p text:style-name="P3">Sun Mar 09 2025 03:00:00 GMT-0400 (Eastern Daylight Time) -&gt; Sun Nov 02 2025 01:00:00 GMT-0500 (Eastern Standard Time) </text:p>
      </text:section>
      <text:section text:style-name="Sect1" text:name="list_id_3_22">
        <text:p text:style-name="P3">Sun Mar 08 2026 03:00:00 GMT-0400 (Eastern Daylight Time) -&gt; Sun Nov 01 2026 01:00:00 GMT-0500 (Eastern Standard Time) </text:p>
      </text:section>
      <text:section text:style-name="Sect1" text:name="Section1">
        <text:p text:style-name="P3"><text:bookmark text:name="list_id_3_23"/>Sun Mar 14 2027 03:00:00 GMT-0400 (Eastern Daylight Time) -&gt; Sun Nov 07 2027 01:00:00 GMT-0500 (Eastern Standard Time) </text:p>
      </text:section>
      <text:section text:style-name="Sect1" text:name="Section2">
        <text:p text:style-name="P3"><text:bookmark text:name="list_id_3_24"/>Sun Mar 12 2028 03:00:00 GMT-0400 (Eastern Daylight Time) -&gt; Sun Nov 05 2028 01:00:00 GMT-0500 (Eastern Standard Time) </text:p>
      </text:section>
      <text:section text:style-name="Sect1" text:name="Section3">
        <text:p text:style-name="P4"><text:bookmark text:name="list_id_3_25"/>Sun Mar 11 2029 03:00:00 GMT-0400 (Eastern Daylight Time) -&gt; Sun Nov 04 2029 01:00:00 GMT-0500 (Eastern Standard Time) </text:p>
      </text:section>
      <text:p text:style-name="P6"/>
      <text:p text:style-name="P6"/>
      <text:p text:style-name="P7"><text:span text:style-name="T1">Testing April 4</text:span> <text:s/></text:p>
      <text:p text:style-name="P6"/>
      <text:p text:style-name="P6"><text:s/>/bin/node ./simpleUseofDate - 20220404 0856.js</text:p>
      <text:p text:style-name="P6">currentDate = Mon Apr 04 2022 16:38:12 GMT-0400 (Eastern Daylight Time)</text:p>
      <text:p text:style-name="P6">startDSTMonth = Mon Feb 28 2022 19:00:00 GMT-0500 (Eastern Standard Time)</text:p>
      <text:p text:style-name="P6">endDSTMonth = Mon Oct 31 2022 20:00:00 GMT-0400 (Eastern Daylight Time)</text:p>
      <text:p text:style-name="P6">Notice how Javascript Date() indicates Standard and Daylight savings time.</text:p>
      <text:p text:style-name="P6">Current Date in YYYY-MM-DD format is 2022-04-04</text:p>
      <text:p text:style-name="P6">Current Time in HH:MM:SS format is 16:38:12</text:p>
      <text:p text:style-name="P6">The javascript getUTCDay() function returns day 2 of 0-6 weekdays, where Sun=0 and Sat=6.</text:p>
      <text:p text:style-name="P6">In this case #2 represents Tuesday.</text:p>
      <text:p text:style-name="P6">The switch() in javascript is same as a traditional Case statement, where day 2 has a matching case statement and returns the day value increased by 280 = 282.</text:p>
      <text:p text:style-name="P6">The variables endDSTMonth minus startDSTMonth is equal to 21168000000 milliseconds.</text:p>
      <text:p text:style-name="P6">The function milsToDhms() returns the formatted string 245d:0h:0m:00s</text:p>
      <text:p text:style-name="P6">The function secsToDhms() returns the string 245 days. Same math, different coding style.</text:p>
      <text:p text:style-name="P6"><text:s text:c="3"/>******** <text:s/>Start Test Cases <text:s/>******</text:p>
      <text:p text:style-name="P6"><text:s text:c="3"/>---------- <text:s/>Test Group 0 <text:s/>--------</text:p>
      <text:p text:style-name="P6">Test 0 startDSTMonth is Mon Feb 28 2022 19:00:00 GMT-0500 (Eastern Standard Time)0</text:p>
      <text:p text:style-name="P6">Test 0, currentDate is Mon Apr 04 2022 16:38:12 GMT-0400 (Eastern Daylight Time)1</text:p>
      <text:p text:style-name="P6">Test 0 April 1, 2022 is 1</text:p>
      <text:p text:style-name="P6">Test 0 April 1, 2023 is 1</text:p>
      <text:p text:style-name="P6">Test 0 April 1, 2024 is 1</text:p>
      <text:p text:style-name="P6">Test 0 April 1, 2025 is 1</text:p>
      <text:p text:style-name="P6">Test 0 April 1, 2026 is 1</text:p>
      <text:p text:style-name="P6">Test 0 April 1, 2027 is 1</text:p>
      <text:p text:style-name="P6">Test 0 April 1, 2028 is 1</text:p>
      <text:p text:style-name="P6">Test 0 April 1, 2029 is 1</text:p>
      <text:p text:style-name="P6">Test 0 April 1, 2030 is 1</text:p>
      <text:p text:style-name="P6">Test 0 April 1, 2031 is 1</text:p>
      <text:p text:style-name="P6">Test 0 April 1, 2032 is 1</text:p>
      <text:p text:style-name="P6"/>
      <text:p text:style-name="P6"><text:s text:c="2"/>---------- <text:s/>Test Group 1 <text:s/>--------</text:p>
      <text:p text:style-name="P6">Testing getDstStart() and getDstEnd:</text:p>
      <text:p text:style-name="P6">Sun Mar 13 2022 03:00:00 GMT-0400 (Eastern Daylight Time) -&gt; Sun Nov 06 2022 01:00:00 GMT-0500 (Eastern Standard Time)</text:p>
      <text:p text:style-name="P6">Test 1 March 12, 2022 is 0</text:p>
      <text:p text:style-name="P6"><text:soft-page-break/>Test 1 March 13, 2022 is 0</text:p>
      <text:p text:style-name="P6">Test 1 March 14, 2022 is 1</text:p>
      <text:p text:style-name="P6">Test 1 March 15, 2022 is 1</text:p>
      <text:p text:style-name="P6">Test 1 November 5, 2022 is 1</text:p>
      <text:p text:style-name="P6">Test 1 November 6, 2022 is 1</text:p>
      <text:p text:style-name="P6">Test 1 November 7, 2022 is 0</text:p>
      <text:p text:style-name="P6">Test 1 November 8, 2022 is 0</text:p>
      <text:p text:style-name="P6"><text:s text:c="3"/>---------- <text:s/>Test Group 2 <text:s/>--------</text:p>
      <text:p text:style-name="P6">Sun Mar 12 2023 03:00:00 GMT-0400 (Eastern Daylight Time) -&gt; Sun Nov 05 2023 01:00:00 GMT-0500 (Eastern Standard Time)</text:p>
      <text:p text:style-name="P6">Test 2 March 11, 2023 is 0</text:p>
      <text:p text:style-name="P6">Test 2 March 12, 2023 is 0</text:p>
      <text:p text:style-name="P6">Test 2 March 13, 2023 is 1</text:p>
      <text:p text:style-name="P6">Test 2 March 14, 2023 is 1</text:p>
      <text:p text:style-name="P6">Test 2 November 4, 2023 is 1</text:p>
      <text:p text:style-name="P6">Test 2 November 5, 2023 is 1</text:p>
      <text:p text:style-name="P6">Test 2 November 6, 2023 is 0</text:p>
      <text:p text:style-name="P6">Test 2 November 7, 2023 is 0</text:p>
      <text:p text:style-name="P6"><text:s text:c="3"/>---------- <text:s/>Test Group 3 <text:s/>--------</text:p>
      <text:p text:style-name="P6">Sun Mar 10 2024 03:00:00 GMT-0400 (Eastern Daylight Time) -&gt; Sun Nov 03 2024 01:00:00 GMT-0500 (Eastern Standard Time)</text:p>
      <text:p text:style-name="P6">Test 3 March 09, 2024 is 0</text:p>
      <text:p text:style-name="P6">Test 3 March 10, 2024 is 0</text:p>
      <text:p text:style-name="P6">Test 3 March 11, 2024 is 1</text:p>
      <text:p text:style-name="P6">Test 3 March 12, 2024 is 1</text:p>
      <text:p text:style-name="P6">Test 3 November 2, 2024 is 1</text:p>
      <text:p text:style-name="P6">Test 3 November 3, 2024 is 1</text:p>
      <text:p text:style-name="P6">Test 3 November 4, 2024 is 0</text:p>
      <text:p text:style-name="P6">Test 3 November 5, 2024 is 0</text:p>
      <text:p text:style-name="P6"><text:s text:c="3"/>---------- <text:s/>Test Group 4 <text:s/>--------</text:p>
      <text:p text:style-name="P6">Sun Mar 09 2025 03:00:00 GMT-0400 (Eastern Daylight Time) -&gt; Sun Nov 02 2025 01:00:00 GMT-0500 (Eastern Standard Time)</text:p>
      <text:p text:style-name="P6">Test 4 March 08, 2025 is 0</text:p>
      <text:p text:style-name="P6">Test 4 March 09, 2025 is 0</text:p>
      <text:p text:style-name="P6">Test 4 March 10, 2025 is 1</text:p>
      <text:p text:style-name="P6">Test 4 March 11, 2025 is 1</text:p>
      <text:p text:style-name="P6">Test 4 November 1, 2025 is 1</text:p>
      <text:p text:style-name="P6">Test 4 November 2, 2025 is 1</text:p>
      <text:p text:style-name="P6">Test 4 November 3, 2025 is 0</text:p>
      <text:p text:style-name="P6"><text:soft-page-break/>Test 4 November 4, 2025 is 0</text:p>
      <text:p text:style-name="P6"><text:s/>---------- <text:s/>Test Group 5 <text:s/>--------</text:p>
      <text:p text:style-name="Standard">Sun Mar 08 2026 03:00:00 GMT-0400 (Eastern Daylight Time) -&gt; Sun Nov 01 2026 01:00:00 GMT-0500 (Eastern Standard Time)</text:p>
      <text:p text:style-name="Standard">Test 5 March 07, 2026 is 0</text:p>
      <text:p text:style-name="Standard">Test 5 March 08, 2026 is 0</text:p>
      <text:p text:style-name="Standard">Test 5 March 09, 2026 is 1</text:p>
      <text:p text:style-name="Standard">Test 5 March 10, 2026 is 1</text:p>
      <text:p text:style-name="Standard">Test 5 October 31, 2026 is 1</text:p>
      <text:p text:style-name="Standard">Test 5 November 1, 2026 is 1</text:p>
      <text:p text:style-name="Standard">Test 5 November 2, 2026 is 0</text:p>
      <text:p text:style-name="Standard">Test 5 November 3, 2026 is 0</text:p>
      <text:p text:style-name="Standard"><text:s text:c="3"/>---------- <text:s/>Test Group 6 <text:s/>--------</text:p>
      <text:p text:style-name="Standard">Sun Mar 14 2027 03:00:00 GMT-0400 (Eastern Daylight Time) -&gt; Sun Nov 07 2027 01:00:00 GMT-0500 (Eastern Standard Time)</text:p>
      <text:p text:style-name="Standard">Test 6 March 13, 2027 is 0</text:p>
      <text:p text:style-name="Standard">Test 6 March 14, 2027 is 0</text:p>
      <text:p text:style-name="Standard">Test 6 March 15, 2027 is 1</text:p>
      <text:p text:style-name="Standard">Test 6 March 16, 2027 is 1</text:p>
      <text:p text:style-name="Standard">Test 6 November 6, 2027 is 1</text:p>
      <text:p text:style-name="Standard">Test 6 November 7, 2027 is 1</text:p>
      <text:p text:style-name="Standard">Test 6 November 8, 2027 is 0</text:p>
      <text:p text:style-name="Standard">Test 6 November 9, 2027 is 0</text:p>
      <text:p text:style-name="Standard"><text:s text:c="3"/>---------- <text:s/>Test Group 7 <text:s/>--------</text:p>
      <text:p text:style-name="Standard">Sun Mar 12 2028 03:00:00 GMT-0400 (Eastern Daylight Time) -&gt; Sun Nov 05 2028 01:00:00 GMT-0500 (Eastern Standard Time)</text:p>
      <text:p text:style-name="Standard">Test 7 March 11, 2028 is 0</text:p>
      <text:p text:style-name="Standard">Test 7 March 12, 2028 is 0</text:p>
      <text:p text:style-name="Standard">Test 7 March 13, 2028 is 1</text:p>
      <text:p text:style-name="Standard">Test 7 March 14, 2028 is 1</text:p>
      <text:p text:style-name="Standard">Test 7 November 4, 2028 is 1</text:p>
      <text:p text:style-name="Standard">Test 7 November 5, 2028 is 1</text:p>
      <text:p text:style-name="Standard">Test 7 November 6, 2028 is 0</text:p>
      <text:p text:style-name="Standard">Test 7 November 7, 2028 is 0</text:p>
      <text:p text:style-name="Standard"><text:s text:c="3"/>---------- <text:s/>Test Group 8 <text:s/>--------</text:p>
      <text:p text:style-name="Standard">Sun Mar 11 2029 03:00:00 GMT-0400 (Eastern Daylight Time) -&gt; Sun Nov 04 2029 01:00:00 GMT-0500 (Eastern Standard Time)</text:p>
      <text:p text:style-name="Standard">Test 8 March 10, 2029 is 0</text:p>
      <text:p text:style-name="Standard">Test 8 March 11, 2029 is 0</text:p>
      <text:p text:style-name="Standard">Test 8 March 12, 2029 is 1</text:p>
      <text:p text:style-name="Standard"><text:soft-page-break/>Test 8 March 13, 2029 is 1</text:p>
      <text:p text:style-name="Standard">Test 8 November 3, 2029 is 1</text:p>
      <text:p text:style-name="Standard">Test 8 November 4, 2029 is 1</text:p>
      <text:p text:style-name="Standard">Test 8 November 5, 2029 is 0</text:p>
      <text:p text:style-name="Standard">Test 8 November 6, 2029 is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, 'Liberation Mono', 'DejaVu Sans Mono', 'Courier New', monospace"/>
    <style:font-face style:name="system-ui" svg:font-family="system-ui, Ubuntu, 'Droid Sans', sans-serif"/>
    <style:font-face style:name="var vscode-repl-font-family" svg:font-family="'var vscode-repl-font-family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4:10:55.353537236</meta:creation-date>
    <dc:date>2022-04-04T16:43:25.869539725</dc:date>
    <meta:editing-duration>PT47M3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6" meta:paragraph-count="162" meta:word-count="1570" meta:character-count="8559" meta:non-whitespace-character-count="7051"/>
  </office:meta>
</office:document-meta>
</file>